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25000003D24F3CEF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T" svg:font-family="'Linux Libertine T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 style:list-style-name="L2">
      <style:graphic-properties svg:stroke-width="0.018cm" svg:stroke-color="#004d40" draw:marker-start-width="0.227cm" draw:marker-end-width="0.227cm" draw:fill-color="#c9e9e6" draw:textarea-horizontal-align="justify" draw:textarea-vertical-align="middle" draw:auto-grow-height="false" fo:min-height="0.3cm" fo:min-width="1.5cm" fo:padding-top="0.009cm" fo:padding-bottom="0.009cm" fo:padding-left="0.009cm" fo:padding-right="0.009cm" style:writing-mode="page" loext:decorative="false"/>
    </style:style>
    <style:style style:name="gr4" style:family="graphic" style:parent-style-name="standard" style:list-style-name="L2">
      <style:graphic-properties svg:stroke-width="0.018cm" svg:stroke-color="#004d40" draw:marker-start-width="0.227cm" draw:marker-end-width="0.227cm" draw:fill-color="#c9e9e6" draw:textarea-horizontal-align="justify" draw:textarea-vertical-align="middle" draw:auto-grow-height="false" fo:min-height="0.3cm" fo:min-width="1.5cm" fo:padding-top="0.009cm" fo:padding-bottom="0.009cm" fo:padding-left="0.009cm" fo:padding-right="0.009cm" style:writing-mode="page" loext:decorative="false"/>
    </style:style>
    <style:style style:name="gr5" style:family="graphic" style:parent-style-name="standard" style:list-style-name="L2">
      <style:graphic-properties svg:stroke-width="0.018cm" svg:stroke-color="#004d40" draw:marker-start-width="0.227cm" draw:marker-end-width="0.227cm" draw:fill-color="#c9e9e6" draw:textarea-horizontal-align="justify" draw:textarea-vertical-align="middle" draw:auto-grow-height="false" fo:min-height="0.3cm" fo:min-width="1.5cm" fo:padding-top="0.009cm" fo:padding-bottom="0.009cm" fo:padding-left="0.009cm" fo:padding-right="0.009cm" style:writing-mode="page" loext:decorative="false"/>
    </style:style>
    <style:style style:name="gr6" style:family="graphic" style:parent-style-name="standard" style:list-style-name="L2">
      <style:graphic-properties svg:stroke-width="0.018cm" svg:stroke-color="#006064" draw:marker-start-width="0.227cm" draw:marker-end-width="0.227cm" draw:fill-color="#b8e4f0" draw:textarea-horizontal-align="justify" draw:textarea-vertical-align="middle" draw:auto-grow-height="false" fo:min-height="0.3cm" fo:min-width="1.5cm" fo:padding-top="0.009cm" fo:padding-bottom="0.009cm" fo:padding-left="0.009cm" fo:padding-right="0.009cm" style:writing-mode="page" loext:decorative="false"/>
    </style:style>
    <style:style style:name="gr7" style:family="graphic" style:parent-style-name="standard" style:list-style-name="L2">
      <style:graphic-properties svg:stroke-width="0.018cm" svg:stroke-color="#01579b" draw:marker-start-width="0.227cm" draw:marker-end-width="0.227cm" draw:fill-color="#caedfd" draw:textarea-horizontal-align="justify" draw:textarea-vertical-align="middle" draw:auto-grow-height="false" fo:min-height="0.3cm" fo:min-width="1.5cm" fo:padding-top="0.009cm" fo:padding-bottom="0.009cm" fo:padding-left="0.009cm" fo:padding-right="0.009cm" style:writing-mode="page" loext:decorative="false"/>
    </style:style>
    <style:style style:name="gr8" style:family="graphic" style:parent-style-name="standard" style:list-style-name="L2">
      <style:graphic-properties svg:stroke-width="0.018cm" svg:stroke-color="#01579b" draw:marker-start-width="0.227cm" draw:marker-end-width="0.227cm" draw:fill-color="#caedfd" draw:textarea-horizontal-align="justify" draw:textarea-vertical-align="middle" draw:auto-grow-height="false" fo:min-height="0.3cm" fo:min-width="1.5cm" fo:padding-top="0.009cm" fo:padding-bottom="0.009cm" fo:padding-left="0.009cm" fo:padding-right="0.009cm" style:writing-mode="page" loext:decorative="false"/>
    </style:style>
    <style:style style:name="gr9" style:family="graphic" style:parent-style-name="standard" style:list-style-name="L2">
      <style:graphic-properties svg:stroke-width="0.018cm" svg:stroke-color="#01579b" draw:marker-start-width="0.227cm" draw:marker-end-width="0.227cm" draw:fill-color="#caedfd" draw:textarea-horizontal-align="justify" draw:textarea-vertical-align="middle" draw:auto-grow-height="false" fo:min-height="0.3cm" fo:min-width="1.5cm" fo:padding-top="0.009cm" fo:padding-bottom="0.009cm" fo:padding-left="0.009cm" fo:padding-right="0.009cm" style:writing-mode="page" loext:decorative="false"/>
    </style:style>
    <style:style style:name="gr10" style:family="graphic" style:parent-style-name="standard" style:list-style-name="L2">
      <style:graphic-properties svg:stroke-width="0.018cm" svg:stroke-color="#0d47a1" draw:marker-start-width="0.227cm" draw:marker-end-width="0.227cm" draw:fill-color="#bfdcf6" draw:textarea-horizontal-align="justify" draw:textarea-vertical-align="middle" draw:auto-grow-height="false" fo:min-height="0.3cm" fo:min-width="1.5cm" fo:padding-top="0.009cm" fo:padding-bottom="0.009cm" fo:padding-left="0.009cm" fo:padding-right="0.009cm" style:writing-mode="page" loext:decorative="false"/>
    </style:style>
    <style:style style:name="gr11" style:family="graphic" style:parent-style-name="standard" style:list-style-name="L2">
      <style:graphic-properties svg:stroke-width="0.018cm" svg:stroke-color="#1a237e" draw:marker-start-width="0.227cm" draw:marker-end-width="0.227cm" draw:fill-color="#d7daef" draw:textarea-horizontal-align="justify" draw:textarea-vertical-align="middle" draw:auto-grow-height="false" fo:min-height="0.3cm" fo:min-width="1.5cm" fo:padding-top="0.009cm" fo:padding-bottom="0.009cm" fo:padding-left="0.009cm" fo:padding-right="0.009cm" style:writing-mode="page" loext:decorative="false"/>
    </style:style>
    <style:style style:name="gr12" style:family="graphic" style:parent-style-name="standard" style:list-style-name="L2">
      <style:graphic-properties svg:stroke-width="0.018cm" svg:stroke-color="#1a237e" draw:marker-start-width="0.227cm" draw:marker-end-width="0.227cm" draw:fill-color="#d7daef" draw:textarea-horizontal-align="justify" draw:textarea-vertical-align="middle" draw:auto-grow-height="false" fo:min-height="0.3cm" fo:min-width="1.5cm" fo:padding-top="0.009cm" fo:padding-bottom="0.009cm" fo:padding-left="0.009cm" fo:padding-right="0.009cm" style:writing-mode="page" loext:decorative="false"/>
    </style:style>
    <style:style style:name="gr13" style:family="graphic" style:parent-style-name="standard" style:list-style-name="L2">
      <style:graphic-properties svg:stroke-width="0.018cm" svg:stroke-color="#1a237e" draw:marker-start-width="0.227cm" draw:marker-end-width="0.227cm" draw:fill-color="#d7daef" draw:textarea-horizontal-align="justify" draw:textarea-vertical-align="middle" draw:auto-grow-height="false" fo:min-height="0.3cm" fo:min-width="1.5cm" fo:padding-top="0.009cm" fo:padding-bottom="0.009cm" fo:padding-left="0.009cm" fo:padding-right="0.009cm" style:writing-mode="page" loext:decorative="false"/>
    </style:style>
    <style:style style:name="gr14" style:family="graphic" style:parent-style-name="standard" style:list-style-name="L2">
      <style:graphic-properties svg:stroke-width="0.018cm" svg:stroke-color="#311b92" draw:marker-start-width="0.227cm" draw:marker-end-width="0.227cm" draw:fill-color="#cec8ea" draw:textarea-horizontal-align="justify" draw:textarea-vertical-align="middle" draw:auto-grow-height="false" fo:min-height="0.3cm" fo:min-width="1.5cm" fo:padding-top="0.009cm" fo:padding-bottom="0.009cm" fo:padding-left="0.009cm" fo:padding-right="0.009cm" style:writing-mode="page" loext:decorative="false"/>
    </style:style>
    <style:style style:name="gr15" style:family="graphic" style:parent-style-name="standard" style:list-style-name="L2">
      <style:graphic-properties svg:stroke-width="0.018cm" svg:stroke-color="#4a148c" draw:marker-start-width="0.227cm" draw:marker-end-width="0.227cm" draw:fill-color="#ead1e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16" style:family="graphic" style:parent-style-name="standard" style:list-style-name="L2">
      <style:graphic-properties svg:stroke-width="0.018cm" svg:stroke-color="#4a148c" draw:marker-start-width="0.227cm" draw:marker-end-width="0.227cm" draw:fill-color="#ead1e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17" style:family="graphic" style:parent-style-name="standard" style:list-style-name="L2">
      <style:graphic-properties svg:stroke-width="0.018cm" svg:stroke-color="#4a148c" draw:marker-start-width="0.227cm" draw:marker-end-width="0.227cm" draw:fill-color="#ead1e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18" style:family="graphic" style:parent-style-name="standard" style:list-style-name="L2">
      <style:graphic-properties svg:stroke-width="0.018cm" svg:stroke-color="#880e4f" draw:marker-start-width="0.227cm" draw:marker-end-width="0.227cm" draw:fill-color="#fad0de" draw:textarea-horizontal-align="justify" draw:textarea-vertical-align="middle" draw:auto-grow-height="false" fo:min-height="0.3cm" fo:min-width="1.5cm" fo:padding-top="0.009cm" fo:padding-bottom="0.009cm" fo:padding-left="0.009cm" fo:padding-right="0.009cm" style:writing-mode="page" loext:decorative="false"/>
    </style:style>
    <style:style style:name="gr19" style:family="graphic" style:parent-style-name="standard" style:list-style-name="L2">
      <style:graphic-properties svg:stroke-width="0.018cm" svg:stroke-color="#b71c1c" draw:marker-start-width="0.227cm" draw:marker-end-width="0.227cm" draw:fill-color="#e6c8cf" draw:textarea-horizontal-align="justify" draw:textarea-vertical-align="middle" draw:auto-grow-height="false" fo:min-height="0.3cm" fo:min-width="2.75cm" fo:padding-top="0.009cm" fo:padding-bottom="0.009cm" fo:padding-left="0.009cm" fo:padding-right="0.009cm" style:writing-mode="page" loext:decorative="false"/>
    </style:style>
    <style:style style:name="gr20" style:family="graphic" style:parent-style-name="objectwithoutfill">
      <style:graphic-properties svg:stroke-width="0.035cm" svg:stroke-color="#000000" draw:marker-start-width="0.253cm" draw:marker-end="Arrowheads_20_1" draw:marker-end-width="0.353cm" draw:fill="none" draw:textarea-vertical-align="middle" fo:padding-top="0.143cm" fo:padding-bottom="0.143cm" fo:padding-left="0.268cm" fo:padding-right="0.268cm" loext:decorative="false"/>
    </style:style>
    <style:style style:name="gr21" style:family="graphic" style:parent-style-name="objectwithoutfill">
      <style:graphic-properties svg:stroke-width="0.035cm" svg:stroke-color="#000000" draw:marker-start-width="0.253cm" draw:marker-end="Arrowheads_20_2" draw:marker-end-width="0.353cm" draw:fill="none" draw:textarea-vertical-align="middle" fo:padding-top="0.143cm" fo:padding-bottom="0.143cm" fo:padding-left="0.268cm" fo:padding-right="0.268cm" loext:decorative="false"/>
    </style:style>
    <style:style style:name="gr22" style:family="graphic" style:parent-style-name="objectwithoutfill">
      <style:graphic-properties svg:stroke-width="0.035cm" svg:stroke-color="#000000" draw:marker-start-width="0.253cm" draw:marker-end="Arrowheads_20_3" draw:marker-end-width="0.353cm" draw:fill="none" draw:textarea-vertical-align="middle" fo:padding-top="0.143cm" fo:padding-bottom="0.143cm" fo:padding-left="0.268cm" fo:padding-right="0.268cm" loext:decorative="false"/>
    </style:style>
    <style:style style:name="gr23" style:family="graphic" style:parent-style-name="objectwithoutfill">
      <style:graphic-properties svg:stroke-width="0.035cm" svg:stroke-color="#000000" draw:marker-start-width="0.253cm" draw:marker-end="Arrowheads_20_5" draw:marker-end-width="0.353cm" draw:fill="none" draw:textarea-vertical-align="middle" fo:padding-top="0.143cm" fo:padding-bottom="0.143cm" fo:padding-left="0.268cm" fo:padding-right="0.268cm" loext:decorative="false"/>
    </style:style>
    <style:style style:name="gr24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svg:stroke-width="0.035cm" svg:stroke-color="#000000" draw:marker-start-width="0.253cm" draw:marker-end="Arrowheads_20_7" draw:marker-end-width="0.353cm" draw:fill="none" draw:textarea-vertical-align="middle" fo:padding-top="0.143cm" fo:padding-bottom="0.143cm" fo:padding-left="0.268cm" fo:padding-right="0.268cm" loext:decorative="false"/>
    </style:style>
    <style:style style:name="gr26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gr27" style:family="graphic" style:parent-style-name="objectwithoutfill">
      <style:graphic-properties svg:stroke-width="0.035cm" svg:stroke-color="#000000" draw:marker-start-width="0.252cm" draw:marker-end="Arrowheads_20_12" draw:marker-end-width="0.352cm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standard" style:list-style-name="L2">
      <style:graphic-properties svg:stroke-width="0.018cm" svg:stroke-color="#004d40" draw:marker-start-width="0.227cm" draw:marker-end-width="0.227cm" draw:fill-color="#c9e9e6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29" style:family="graphic" style:parent-style-name="standard" style:list-style-name="L2">
      <style:graphic-properties svg:stroke-width="0.018cm" svg:stroke-color="#004d40" draw:marker-start-width="0.227cm" draw:marker-end-width="0.227cm" draw:fill-color="#c9e9e6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30" style:family="graphic" style:parent-style-name="standard" style:list-style-name="L2">
      <style:graphic-properties svg:stroke-width="0.018cm" svg:stroke-color="#004d40" draw:marker-start-width="0.227cm" draw:marker-end-width="0.227cm" draw:fill-color="#c9e9e6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31" style:family="graphic" style:parent-style-name="standard" style:list-style-name="L2">
      <style:graphic-properties svg:stroke-width="0.018cm" svg:stroke-color="#006064" draw:marker-start-width="0.227cm" draw:marker-end-width="0.227cm" draw:fill-color="#b8e4f0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32" style:family="graphic" style:parent-style-name="standard" style:list-style-name="L2">
      <style:graphic-properties svg:stroke-width="0.018cm" svg:stroke-color="#01579b" draw:marker-start-width="0.227cm" draw:marker-end-width="0.227cm" draw:fill-color="#caedfd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33" style:family="graphic" style:parent-style-name="standard" style:list-style-name="L2">
      <style:graphic-properties svg:stroke-width="0.018cm" svg:stroke-color="#01579b" draw:marker-start-width="0.227cm" draw:marker-end-width="0.227cm" draw:fill-color="#caedfd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34" style:family="graphic" style:parent-style-name="standard" style:list-style-name="L2">
      <style:graphic-properties svg:stroke-width="0.018cm" svg:stroke-color="#01579b" draw:marker-start-width="0.227cm" draw:marker-end-width="0.227cm" draw:fill-color="#caedfd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35" style:family="graphic" style:parent-style-name="standard" style:list-style-name="L2">
      <style:graphic-properties svg:stroke-width="0.018cm" svg:stroke-color="#0d47a1" draw:marker-start-width="0.227cm" draw:marker-end-width="0.227cm" draw:fill-color="#bfdcf6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36" style:family="graphic" style:parent-style-name="standard" style:list-style-name="L2">
      <style:graphic-properties svg:stroke-width="0.018cm" svg:stroke-color="#1a237e" draw:marker-start-width="0.227cm" draw:marker-end-width="0.227cm" draw:fill-color="#d7daef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37" style:family="graphic" style:parent-style-name="standard" style:list-style-name="L2">
      <style:graphic-properties svg:stroke-width="0.018cm" svg:stroke-color="#1a237e" draw:marker-start-width="0.227cm" draw:marker-end-width="0.227cm" draw:fill-color="#d7daef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38" style:family="graphic" style:parent-style-name="standard" style:list-style-name="L2">
      <style:graphic-properties svg:stroke-width="0.018cm" svg:stroke-color="#1a237e" draw:marker-start-width="0.227cm" draw:marker-end-width="0.227cm" draw:fill-color="#d7daef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39" style:family="graphic" style:parent-style-name="standard" style:list-style-name="L2">
      <style:graphic-properties svg:stroke-width="0.018cm" svg:stroke-color="#311b92" draw:marker-start-width="0.227cm" draw:marker-end-width="0.227cm" draw:fill-color="#cec8ea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40" style:family="graphic" style:parent-style-name="standard" style:list-style-name="L2">
      <style:graphic-properties svg:stroke-width="0.018cm" svg:stroke-color="#4a148c" draw:marker-start-width="0.227cm" draw:marker-end-width="0.227cm" draw:fill-color="#ead1e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41" style:family="graphic" style:parent-style-name="standard" style:list-style-name="L2">
      <style:graphic-properties svg:stroke-width="0.018cm" svg:stroke-color="#4a148c" draw:marker-start-width="0.227cm" draw:marker-end-width="0.227cm" draw:fill-color="#ead1e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42" style:family="graphic" style:parent-style-name="standard" style:list-style-name="L2">
      <style:graphic-properties svg:stroke-width="0.018cm" svg:stroke-color="#4a148c" draw:marker-start-width="0.227cm" draw:marker-end-width="0.227cm" draw:fill-color="#ead1e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43" style:family="graphic" style:parent-style-name="standard" style:list-style-name="L2">
      <style:graphic-properties svg:stroke-width="0.018cm" svg:stroke-color="#880e4f" draw:marker-start-width="0.227cm" draw:marker-end-width="0.227cm" draw:fill-color="#fad0d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44" style:family="graphic" style:parent-style-name="standard" style:list-style-name="L2">
      <style:graphic-properties svg:stroke-width="0.018cm" svg:stroke-color="#311b92" draw:marker-start-width="0.227cm" draw:marker-end-width="0.227cm" draw:fill-color="#cec8ea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45" style:family="graphic" style:parent-style-name="standard" style:list-style-name="L2">
      <style:graphic-properties svg:stroke-width="0.018cm" svg:stroke-color="#311b92" draw:marker-start-width="0.227cm" draw:marker-end-width="0.227cm" draw:fill-color="#cec8ea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46" style:family="graphic" style:parent-style-name="standard" style:list-style-name="L2">
      <style:graphic-properties svg:stroke-width="0.018cm" svg:stroke-color="#0d47a1" draw:marker-start-width="0.227cm" draw:marker-end-width="0.227cm" draw:fill-color="#bfdcf6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47" style:family="graphic" style:parent-style-name="standard" style:list-style-name="L2">
      <style:graphic-properties svg:stroke-width="0.018cm" svg:stroke-color="#0d47a1" draw:marker-start-width="0.227cm" draw:marker-end-width="0.227cm" draw:fill-color="#bfdcf6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48" style:family="graphic" style:parent-style-name="standard" style:list-style-name="L2">
      <style:graphic-properties svg:stroke-width="0.018cm" svg:stroke-color="#006064" draw:marker-start-width="0.227cm" draw:marker-end-width="0.227cm" draw:fill-color="#b8e4f0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49" style:family="graphic" style:parent-style-name="standard" style:list-style-name="L2">
      <style:graphic-properties svg:stroke-width="0.018cm" svg:stroke-color="#006064" draw:marker-start-width="0.227cm" draw:marker-end-width="0.227cm" draw:fill-color="#b8e4f0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50" style:family="graphic" style:parent-style-name="standard" style:list-style-name="L2">
      <style:graphic-properties svg:stroke-width="0.018cm" svg:stroke-color="#4a148c" draw:marker-start-width="0.227cm" draw:marker-end-width="0.227cm" draw:fill-color="#ead1e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51" style:family="graphic" style:parent-style-name="standard" style:list-style-name="L2">
      <style:graphic-properties svg:stroke-width="0.018cm" svg:stroke-color="#4a148c" draw:marker-start-width="0.227cm" draw:marker-end-width="0.227cm" draw:fill-color="#ead1e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52" style:family="graphic" style:parent-style-name="standard" style:list-style-name="L2">
      <style:graphic-properties svg:stroke-width="0.018cm" svg:stroke-color="#4a148c" draw:marker-start-width="0.227cm" draw:marker-end-width="0.227cm" draw:fill-color="#ead1e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53" style:family="graphic" style:parent-style-name="standard" style:list-style-name="L2">
      <style:graphic-properties svg:stroke-width="0.018cm" svg:stroke-color="#4a148c" draw:marker-start-width="0.227cm" draw:marker-end-width="0.227cm" draw:fill-color="#ead1e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54" style:family="graphic" style:parent-style-name="standard" style:list-style-name="L2">
      <style:graphic-properties svg:stroke-width="0.018cm" svg:stroke-color="#4a148c" draw:marker-start-width="0.227cm" draw:marker-end-width="0.227cm" draw:fill-color="#ead1e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55" style:family="graphic" style:parent-style-name="standard" style:list-style-name="L2">
      <style:graphic-properties svg:stroke-width="0.018cm" svg:stroke-color="#4a148c" draw:marker-start-width="0.227cm" draw:marker-end-width="0.227cm" draw:fill-color="#ead1e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56" style:family="graphic" style:parent-style-name="standard" style:list-style-name="L2">
      <style:graphic-properties svg:stroke-width="0.018cm" svg:stroke-color="#880e4f" draw:marker-start-width="0.227cm" draw:marker-end-width="0.227cm" draw:fill-color="#fad0d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57" style:family="graphic" style:parent-style-name="standard" style:list-style-name="L2">
      <style:graphic-properties svg:stroke-width="0.018cm" svg:stroke-color="#880e4f" draw:marker-start-width="0.227cm" draw:marker-end-width="0.227cm" draw:fill-color="#fad0d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58" style:family="graphic" style:parent-style-name="standard" style:list-style-name="L2">
      <style:graphic-properties svg:stroke-width="0.018cm" svg:stroke-color="#880e4f" draw:marker-start-width="0.227cm" draw:marker-end-width="0.227cm" draw:fill-color="#fad0d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59" style:family="graphic" style:parent-style-name="standard" style:list-style-name="L2">
      <style:graphic-properties svg:stroke-width="0.018cm" svg:stroke-color="#880e4f" draw:marker-start-width="0.227cm" draw:marker-end-width="0.227cm" draw:fill-color="#fad0d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60" style:family="graphic" style:parent-style-name="standard" style:list-style-name="L2">
      <style:graphic-properties svg:stroke-width="0.018cm" svg:stroke-color="#880e4f" draw:marker-start-width="0.227cm" draw:marker-end-width="0.227cm" draw:fill-color="#fad0d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61" style:family="graphic" style:parent-style-name="standard" style:list-style-name="L2">
      <style:graphic-properties svg:stroke-width="0.018cm" svg:stroke-color="#880e4f" draw:marker-start-width="0.227cm" draw:marker-end-width="0.227cm" draw:fill-color="#fad0d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62" style:family="graphic" style:parent-style-name="standard" style:list-style-name="L2">
      <style:graphic-properties svg:stroke-width="0.018cm" svg:stroke-color="#880e4f" draw:marker-start-width="0.227cm" draw:marker-end-width="0.227cm" draw:fill-color="#fad0d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63" style:family="graphic" style:parent-style-name="standard" style:list-style-name="L2">
      <style:graphic-properties svg:stroke-width="0.018cm" svg:stroke-color="#880e4f" draw:marker-start-width="0.227cm" draw:marker-end-width="0.227cm" draw:fill-color="#fad0de" draw:textarea-horizontal-align="justify" draw:textarea-vertical-align="middle" draw:auto-grow-height="false" fo:min-height="0.282cm" fo:min-width="1.482cm" fo:padding-top="0.009cm" fo:padding-bottom="0.009cm" fo:padding-left="0.009cm" fo:padding-right="0.009cm" style:writing-mode="page" loext:decorative="false"/>
    </style:style>
    <style:style style:name="gr64" style:family="graphic" style:parent-style-name="standard" style:list-style-name="L2">
      <style:graphic-properties svg:stroke-width="0.018cm" svg:stroke-color="#b71c1c" draw:marker-start-width="0.227cm" draw:marker-end-width="0.227cm" draw:fill-color="#e6c8cf" draw:textarea-horizontal-align="justify" draw:textarea-vertical-align="middle" draw:auto-grow-height="false" fo:min-height="0.282cm" fo:min-width="2.732cm" fo:padding-top="0.009cm" fo:padding-bottom="0.009cm" fo:padding-left="0.009cm" fo:padding-right="0.009cm" style:writing-mode="page" loext:decorative="false"/>
    </style:style>
    <style:style style:name="gr65" style:family="graphic" style:parent-style-name="standard" style:list-style-name="L2">
      <style:graphic-properties svg:stroke-width="0.018cm" svg:stroke-color="#b71c1c" draw:marker-start-width="0.227cm" draw:marker-end-width="0.227cm" draw:fill-color="#e6c8cf" draw:textarea-horizontal-align="justify" draw:textarea-vertical-align="middle" draw:auto-grow-height="false" fo:min-height="0.282cm" fo:min-width="2.732cm" fo:padding-top="0.009cm" fo:padding-bottom="0.009cm" fo:padding-left="0.009cm" fo:padding-right="0.009cm" style:writing-mode="page" loext:decorative="false"/>
    </style:style>
    <style:style style:name="gr66" style:family="graphic" style:parent-style-name="standard" style:list-style-name="L2">
      <style:graphic-properties svg:stroke-width="0.018cm" svg:stroke-color="#b71c1c" draw:marker-start-width="0.227cm" draw:marker-end-width="0.227cm" draw:fill-color="#e6c8cf" draw:textarea-horizontal-align="justify" draw:textarea-vertical-align="middle" draw:auto-grow-height="false" fo:min-height="0.282cm" fo:min-width="2.732cm" fo:padding-top="0.009cm" fo:padding-bottom="0.009cm" fo:padding-left="0.009cm" fo:padding-right="0.009cm" style:writing-mode="page" loext:decorative="false"/>
    </style:style>
    <style:style style:name="gr67" style:family="graphic" style:parent-style-name="standard" style:list-style-name="L2">
      <style:graphic-properties svg:stroke-width="0.018cm" svg:stroke-color="#b71c1c" draw:marker-start-width="0.227cm" draw:marker-end-width="0.227cm" draw:fill-color="#e6c8cf" draw:textarea-horizontal-align="justify" draw:textarea-vertical-align="middle" draw:auto-grow-height="false" fo:min-height="0.282cm" fo:min-width="2.732cm" fo:padding-top="0.009cm" fo:padding-bottom="0.009cm" fo:padding-left="0.009cm" fo:padding-right="0.009cm" style:writing-mode="page" loext:decorative="false"/>
    </style:style>
    <style:style style:name="gr68" style:family="graphic" style:parent-style-name="standard" style:list-style-name="L2">
      <style:graphic-properties svg:stroke-width="0.018cm" svg:stroke-color="#b71c1c" draw:marker-start-width="0.227cm" draw:marker-end-width="0.227cm" draw:fill-color="#e6c8cf" draw:textarea-horizontal-align="justify" draw:textarea-vertical-align="middle" draw:auto-grow-height="false" fo:min-height="0.282cm" fo:min-width="2.732cm" fo:padding-top="0.009cm" fo:padding-bottom="0.009cm" fo:padding-left="0.009cm" fo:padding-right="0.009cm" style:writing-mode="page" loext:decorative="false"/>
    </style:style>
    <style:style style:name="gr69" style:family="graphic" style:parent-style-name="standard" style:list-style-name="L2">
      <style:graphic-properties svg:stroke-width="0.018cm" svg:stroke-color="#b71c1c" draw:marker-start-width="0.227cm" draw:marker-end-width="0.227cm" draw:fill-color="#e6c8cf" draw:textarea-horizontal-align="justify" draw:textarea-vertical-align="middle" draw:auto-grow-height="false" fo:min-height="0.282cm" fo:min-width="2.732cm" fo:padding-top="0.009cm" fo:padding-bottom="0.009cm" fo:padding-left="0.009cm" fo:padding-right="0.009cm" style:writing-mode="page" loext:decorative="false"/>
    </style:style>
    <style:style style:name="gr70" style:family="graphic" style:parent-style-name="standard" style:list-style-name="L2">
      <style:graphic-properties svg:stroke-width="0.018cm" svg:stroke-color="#b71c1c" draw:marker-start-width="0.227cm" draw:marker-end-width="0.227cm" draw:fill-color="#e6c8cf" draw:textarea-horizontal-align="justify" draw:textarea-vertical-align="middle" draw:auto-grow-height="false" fo:min-height="0.282cm" fo:min-width="2.732cm" fo:padding-top="0.009cm" fo:padding-bottom="0.009cm" fo:padding-left="0.009cm" fo:padding-right="0.009cm" style:writing-mode="page" loext:decorative="false"/>
    </style:style>
    <style:style style:name="gr71" style:family="graphic" style:parent-style-name="standard" style:list-style-name="L2">
      <style:graphic-properties svg:stroke-width="0.018cm" svg:stroke-color="#b71c1c" draw:marker-start-width="0.227cm" draw:marker-end-width="0.227cm" draw:fill-color="#e6c8cf" draw:textarea-horizontal-align="justify" draw:textarea-vertical-align="middle" draw:auto-grow-height="false" fo:min-height="0.282cm" fo:min-width="2.732cm" fo:padding-top="0.009cm" fo:padding-bottom="0.009cm" fo:padding-left="0.009cm" fo:padding-right="0.009cm" style:writing-mode="page" loext:decorative="false"/>
    </style:style>
    <style:style style:name="gr72" style:family="graphic" style:parent-style-name="standard" style:list-style-name="L2">
      <style:graphic-properties svg:stroke-width="0.018cm" svg:stroke-color="#b71c1c" draw:marker-start-width="0.227cm" draw:marker-end-width="0.227cm" draw:fill-color="#e6c8cf" draw:textarea-horizontal-align="justify" draw:textarea-vertical-align="middle" draw:auto-grow-height="false" fo:min-height="0.282cm" fo:min-width="2.732cm" fo:padding-top="0.009cm" fo:padding-bottom="0.009cm" fo:padding-left="0.009cm" fo:padding-right="0.009cm" style:writing-mode="pag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Helvetica" fo:hyphenate="false"/>
    </style:style>
    <style:style style:name="P5" style:family="paragraph">
      <loext:graphic-properties draw:fill-color="#c9e9e6"/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Helvetica" fo:font-size="8pt" style:font-size-asian="8pt" style:font-size-complex="8pt" fo:hyphenate="false"/>
    </style:style>
    <style:style style:name="P6" style:family="paragraph">
      <loext:graphic-properties draw:fill-color="#b8e4f0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style:font-name="Helvetica" fo:font-size="8pt" style:font-size-asian="8pt" style:font-size-complex="8pt" fo:hyphenate="false"/>
    </style:style>
    <style:style style:name="P7" style:family="paragraph">
      <loext:graphic-properties draw:fill-color="#caedfd"/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Helvetica" fo:font-size="8pt" style:font-size-asian="8pt" style:font-size-complex="8pt" fo:hyphenate="false"/>
    </style:style>
    <style:style style:name="P8" style:family="paragraph">
      <loext:graphic-properties draw:fill-color="#bfdcf6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style:font-name="Helvetica" fo:font-size="8pt" style:font-size-asian="8pt" style:font-size-complex="8pt" fo:hyphenate="false"/>
    </style:style>
    <style:style style:name="P9" style:family="paragraph">
      <loext:graphic-properties draw:fill-color="#d7daef"/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Helvetica" fo:font-size="8pt" style:font-size-asian="8pt" style:font-size-complex="8pt" fo:hyphenate="false"/>
    </style:style>
    <style:style style:name="P10" style:family="paragraph">
      <loext:graphic-properties draw:fill-color="#cec8ea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style:font-name="Helvetica" fo:font-size="8pt" style:font-size-asian="8pt" style:font-size-complex="8pt" fo:hyphenate="false"/>
    </style:style>
    <style:style style:name="P11" style:family="paragraph">
      <loext:graphic-properties draw:fill-color="#ead1ee"/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Helvetica" fo:font-size="8pt" style:font-size-asian="8pt" style:font-size-complex="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style:font-name="Helvetica" fo:hyphenate="false"/>
    </style:style>
    <style:style style:name="P13" style:family="paragraph">
      <loext:graphic-properties draw:fill-color="#fad0de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style:font-name="Helvetica" fo:font-size="8pt" style:font-size-asian="8pt" style:font-size-complex="8pt" fo:hyphenate="false"/>
    </style:style>
    <style:style style:name="P14" style:family="paragraph">
      <loext:graphic-properties draw:fill-color="#e6c8cf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style:font-name="Helvetica" fo:font-size="8pt" style:font-size-asian="8pt" style:font-size-complex="8pt" fo:hyphenate="false"/>
    </style:style>
    <style:style style:name="P15" style:family="paragraph">
      <loext:graphic-properties draw:fill="none"/>
      <style:paragraph-properties fo:text-align="center"/>
      <style:text-properties style:font-name="Helvetica" fo:font-size="16pt" style:font-size-asian="16pt" style:font-size-complex="16pt"/>
    </style:style>
    <style:style style:name="P16" style:family="paragraph">
      <loext:graphic-properties draw:fill-color="#b8e4f0"/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Helvetica" fo:font-size="8pt" style:font-size-asian="8pt" style:font-size-complex="8pt" fo:hyphenate="false"/>
    </style:style>
    <style:style style:name="P17" style:family="paragraph">
      <loext:graphic-properties draw:fill-color="#bfdcf6"/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Helvetica" fo:font-size="8pt" style:font-size-asian="8pt" style:font-size-complex="8pt" fo:hyphenate="false"/>
    </style:style>
    <style:style style:name="P18" style:family="paragraph">
      <loext:graphic-properties draw:fill-color="#cec8ea"/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Helvetica" fo:font-size="8pt" style:font-size-asian="8pt" style:font-size-complex="8pt" fo:hyphenate="false"/>
    </style:style>
    <style:style style:name="T1" style:family="text">
      <style:text-properties fo:color="#ff0000" loext:opacity="100%" style:font-name="Linux Libertine T" fo:font-size="6.90000009536743pt" fo:font-weight="350" style:font-name-asian="Linux Libertine T" style:font-size-asian="6.90000009536743pt" style:font-weight-asian="350" style:font-name-complex="Linux Libertine T" style:font-size-complex="6.90000009536743pt" style:font-weight-complex="350"/>
    </style:style>
    <style:style style:name="T2" style:family="text">
      <style:text-properties style:text-outline="false" style:text-line-through-style="none" style:text-line-through-typ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Helvetica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89">
        <draw:frame draw:style-name="gr1" draw:text-style-name="P2" draw:layer="layout" svg:width="0.413cm" svg:height="0.327cm" svg:x="0.703cm" svg:y="19.591cm">
          <draw:text-box>
            <text:p text:style-name="P1"><text:span text:style-name="T1">358</text:span></text:p>
          </draw:text-box>
        </draw:frame>
        <draw:frame draw:style-name="gr1" draw:text-style-name="P2" draw:layer="layout" svg:width="0.413cm" svg:height="0.327cm" svg:x="0.703cm" svg:y="20.013cm">
          <draw:text-box>
            <text:p text:style-name="P1"><text:span text:style-name="T1">359</text:span></text:p>
          </draw:text-box>
        </draw:frame>
        <draw:frame draw:style-name="gr1" draw:text-style-name="P2" draw:layer="layout" svg:width="0.413cm" svg:height="0.327cm" svg:x="0.703cm" svg:y="20.435cm">
          <draw:text-box>
            <text:p text:style-name="P1"><text:span text:style-name="T1">360</text:span></text:p>
          </draw:text-box>
        </draw:frame>
        <draw:frame draw:style-name="gr1" draw:text-style-name="P2" draw:layer="layout" svg:width="0.371cm" svg:height="0.327cm" svg:x="0.703cm" svg:y="20.856cm">
          <draw:text-box>
            <text:p text:style-name="P1"><text:span text:style-name="T1">361</text:span></text:p>
          </draw:text-box>
        </draw:frame>
        <draw:frame draw:style-name="gr1" draw:text-style-name="P2" draw:layer="layout" svg:width="0.413cm" svg:height="0.327cm" svg:x="0.703cm" svg:y="21.278cm">
          <draw:text-box>
            <text:p text:style-name="P1"><text:span text:style-name="T1">362</text:span></text:p>
          </draw:text-box>
        </draw:frame>
        <draw:frame draw:style-name="gr1" draw:text-style-name="P2" draw:layer="layout" svg:width="0.413cm" svg:height="0.327cm" svg:x="0.703cm" svg:y="21.7cm">
          <draw:text-box>
            <text:p text:style-name="P1"><text:span text:style-name="T1">363</text:span></text:p>
          </draw:text-box>
        </draw:frame>
        <draw:frame draw:style-name="gr1" draw:text-style-name="P2" draw:layer="layout" svg:width="0.417cm" svg:height="0.327cm" svg:x="0.703cm" svg:y="22.122cm">
          <draw:text-box>
            <text:p text:style-name="P1"><text:span text:style-name="T1">364</text:span></text:p>
          </draw:text-box>
        </draw:frame>
        <draw:frame draw:style-name="gr1" draw:text-style-name="P2" draw:layer="layout" svg:width="0.413cm" svg:height="0.327cm" svg:x="0.703cm" svg:y="22.543cm">
          <draw:text-box>
            <text:p text:style-name="P1"><text:span text:style-name="T1">365</text:span></text:p>
          </draw:text-box>
        </draw:frame>
        <draw:frame draw:style-name="gr1" draw:text-style-name="P2" draw:layer="layout" svg:width="0.413cm" svg:height="0.327cm" svg:x="0.703cm" svg:y="22.965cm">
          <draw:text-box>
            <text:p text:style-name="P1"><text:span text:style-name="T1">366</text:span></text:p>
          </draw:text-box>
        </draw:frame>
        <draw:frame draw:style-name="gr1" draw:text-style-name="P2" draw:layer="layout" svg:width="0.408cm" svg:height="0.327cm" svg:x="0.703cm" svg:y="23.387cm">
          <draw:text-box>
            <text:p text:style-name="P1"><text:span text:style-name="T1">367</text:span></text:p>
          </draw:text-box>
        </draw:frame>
        <draw:frame draw:style-name="gr1" draw:text-style-name="P2" draw:layer="layout" svg:width="0.413cm" svg:height="0.327cm" svg:x="0.703cm" svg:y="23.809cm">
          <draw:text-box>
            <text:p text:style-name="P1"><text:span text:style-name="T1">368</text:span></text:p>
          </draw:text-box>
        </draw:frame>
        <draw:frame draw:style-name="gr1" draw:text-style-name="P2" draw:layer="layout" svg:width="0.413cm" svg:height="0.327cm" svg:x="0.703cm" svg:y="24.23cm">
          <draw:text-box>
            <text:p text:style-name="P1"><text:span text:style-name="T1">369</text:span></text:p>
          </draw:text-box>
        </draw:frame>
        <draw:frame draw:style-name="gr2" draw:text-style-name="P3" draw:layer="layout" svg:width="13.911cm" svg:height="4.768cm" svg:x="2.234cm" svg:y="19.832cm">
          <draw:image xlink:href="Pictures/1000000000000B25000003D24F3CEF06.png" xlink:type="simple" xlink:show="embed" xlink:actuate="onLoad" draw:mime-type="image/png">
            <text:p/>
          </draw:image>
        </draw:frame>
        <draw:custom-shape draw:style-name="gr3" draw:text-style-name="P5" draw:layer="layout" svg:width="1.5cm" svg:height="0.3cm" svg:x="14.645cm" svg:y="4.1cm">
          <text:p text:style-name="P4"><text:span text:style-name="T2">1738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1.5cm" svg:height="0.3cm" svg:x="14.645cm" svg:y="4.4cm">
          <text:p text:style-name="P4"><text:span text:style-name="T2">59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cm" svg:height="0.3cm" svg:x="14.645cm" svg:y="4.7cm">
          <text:p text:style-name="P4"><text:span text:style-name="T2">155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8" draw:id="id8" draw:layer="layout" svg:width="1.5cm" svg:height="0.3cm" svg:x="11.845cm" svg:y="4.4cm">
          <text:p text:style-name="P4"><text:span text:style-name="T2">2034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0.3cm" svg:x="14.645cm" svg:y="3.1cm">
          <text:p text:style-name="P4"><text:span text:style-name="T2">171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7" draw:id="id7" draw:layer="layout" svg:width="1.5cm" svg:height="0.3cm" svg:x="14.645cm" svg:y="3.4cm">
          <text:p text:style-name="P4"><text:span text:style-name="T2">55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5cm" svg:height="0.3cm" svg:x="14.645cm" svg:y="3.7cm">
          <text:p text:style-name="P4"><text:span text:style-name="T2">152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6" draw:id="id6" draw:layer="layout" svg:width="1.5cm" svg:height="0.3cm" svg:x="11.845cm" svg:y="3.4cm">
          <text:p text:style-name="P4"><text:span text:style-name="T2">2029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5cm" svg:height="0.3cm" svg:x="14.645cm" svg:y="2.1cm">
          <text:p text:style-name="P4"><text:span text:style-name="T2">167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5cm" svg:height="0.3cm" svg:x="14.645cm" svg:y="2.7cm">
          <text:p text:style-name="P4"><text:span text:style-name="T2">53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5" draw:id="id5" draw:layer="layout" svg:width="1.5cm" svg:height="0.3cm" svg:x="14.645cm" svg:y="2.4cm">
          <text:p text:style-name="P4"><text:span text:style-name="T2">154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2" draw:id="id2" draw:layer="layout" svg:width="1.5cm" svg:height="0.3cm" svg:x="11.845cm" svg:y="2.4cm">
          <text:p text:style-name="P4"><text:span text:style-name="T2">2024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cm" svg:height="0.3cm" svg:x="8.995cm" svg:y="3.1cm">
          <text:p text:style-name="P4"><text:span text:style-name="T3">To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xml:id="id1" draw:id="id1" draw:layer="layout" svg:width="1.5cm" svg:height="0.3cm" svg:x="8.995cm" svg:y="3.4cm">
          <text:p text:style-name="P4"><text:span text:style-name="T2">15 -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.5cm" svg:height="0.3cm" svg:x="8.995cm" svg:y="3.7cm">
          <text:p text:style-name="P4"><text:span text:style-name="T2">20 - 2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13" xml:id="id3" draw:id="id3" draw:layer="layout" svg:width="1.5cm" svg:height="0.3cm" svg:x="6.195cm" svg:y="3.4cm">
          <text:p text:style-name="P12"><text:span text:style-name="T2">Total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4" draw:id="id4" draw:layer="layout" svg:width="2.75cm" svg:height="0.3cm" svg:x="2.245cm" svg:y="3.4cm">
          <text:p text:style-name="P12"><text:span text:style-name="T2">Nursing Staff</text:span></text:p>
          <draw:enhanced-geometry svg:viewBox="0 0 21600 21600" draw:type="rectangle" draw:enhanced-path="M 0 0 L 21600 0 21600 21600 0 21600 0 0 Z N"/>
        </draw:custom-shape>
        <draw:connector draw:style-name="gr20" draw:text-style-name="P15" draw:layer="layout" svg:x1="10.495cm" svg:y1="3.55cm" svg:x2="11.845cm" svg:y2="2.55cm" draw:start-shape="id1" draw:start-glue-point="1" draw:end-shape="id2" draw:end-glue-point="3" svg:d="M10495 3550h675v-1000h675" svg:viewBox="0 0 1351 1001">
          <text:p/>
        </draw:connector>
        <draw:connector draw:style-name="gr21" draw:text-style-name="P15" draw:layer="layout" svg:x1="7.695cm" svg:y1="3.55cm" svg:x2="8.995cm" svg:y2="3.55cm" draw:start-shape="id3" draw:start-glue-point="1" draw:end-shape="id1" draw:end-glue-point="3" svg:d="M7695 3550h1300" svg:viewBox="0 0 1301 1">
          <text:p/>
        </draw:connector>
        <draw:connector draw:style-name="gr22" draw:text-style-name="P15" draw:layer="layout" svg:x1="4.995cm" svg:y1="3.55cm" svg:x2="6.195cm" svg:y2="3.55cm" draw:start-shape="id4" draw:start-glue-point="1" draw:end-shape="id3" draw:end-glue-point="3" svg:d="M4995 3550h1200" svg:viewBox="0 0 1201 1">
          <text:p/>
        </draw:connector>
        <draw:connector draw:style-name="gr23" draw:text-style-name="P15" draw:layer="layout" svg:x1="13.345cm" svg:y1="2.55cm" svg:x2="14.645cm" svg:y2="2.55cm" draw:start-shape="id2" draw:start-glue-point="1" draw:end-shape="id5" draw:end-glue-point="3" svg:d="M13345 2550h1300" svg:viewBox="0 0 1301 1">
          <text:p/>
        </draw:connector>
        <draw:connector draw:style-name="gr24" draw:text-style-name="P15" draw:layer="layout" svg:x1="10.495cm" svg:y1="3.55cm" svg:x2="11.845cm" svg:y2="3.55cm" draw:start-shape="id1" draw:start-glue-point="1" draw:end-shape="id6" draw:end-glue-point="3" svg:d="M10495 3550h1350" svg:viewBox="0 0 1351 1">
          <text:p/>
        </draw:connector>
        <draw:connector draw:style-name="gr25" draw:text-style-name="P15" draw:layer="layout" svg:x1="13.345cm" svg:y1="3.55cm" svg:x2="14.645cm" svg:y2="3.55cm" draw:start-shape="id6" draw:start-glue-point="1" draw:end-shape="id7" draw:end-glue-point="3" svg:d="M13345 3550h1300" svg:viewBox="0 0 1301 1">
          <text:p/>
        </draw:connector>
        <draw:connector draw:style-name="gr26" draw:text-style-name="P15" draw:layer="layout" svg:x1="13.345cm" svg:y1="4.55cm" svg:x2="14.645cm" svg:y2="4.55cm" draw:start-shape="id8" draw:start-glue-point="1" draw:end-shape="id9" draw:end-glue-point="3" svg:d="M13345 4550h1300" svg:viewBox="0 0 1301 1">
          <text:p/>
        </draw:connector>
        <draw:connector draw:style-name="gr27" draw:text-style-name="P15" draw:layer="layout" svg:x1="10.495cm" svg:y1="3.55cm" svg:x2="11.845cm" svg:y2="4.55cm" draw:start-shape="id1" draw:start-glue-point="1" draw:end-shape="id8" draw:end-glue-point="3" svg:d="M10495 3550h675v1000h675" svg:viewBox="0 0 1351 1001">
          <text:p/>
        </draw:connector>
        <draw:frame draw:style-name="gr2" draw:text-style-name="P3" draw:layer="layout" svg:width="13.911cm" svg:height="4.768cm" svg:x="2.234cm" svg:y="9.132cm">
          <draw:image xlink:href="Pictures/1000000000000B25000003D24F3CEF06.png" xlink:type="simple" xlink:show="embed" xlink:actuate="onLoad" draw:mime-type="image/png">
            <text:p/>
          </draw:image>
        </draw:frame>
        <draw:custom-shape draw:style-name="gr28" draw:text-style-name="P5" draw:layer="layout" svg:width="1.5cm" svg:height="0.3cm" svg:x="14.645cm" svg:y="7.5cm">
          <text:p text:style-name="P4"><text:span text:style-name="T2">1738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18" draw:id="id18" draw:layer="layout" svg:width="1.5cm" svg:height="0.3cm" svg:x="14.645cm" svg:y="7.8cm">
          <text:p text:style-name="P4"><text:span text:style-name="T2">59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1.5cm" svg:height="0.3cm" svg:x="14.645cm" svg:y="8.1cm">
          <text:p text:style-name="P4"><text:span text:style-name="T2">155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17" draw:id="id17" draw:layer="layout" svg:width="1.5cm" svg:height="0.3cm" svg:x="11.845cm" svg:y="7.8cm">
          <text:p text:style-name="P4"><text:span text:style-name="T2">2034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1.5cm" svg:height="0.3cm" svg:x="14.645cm" svg:y="6.5cm">
          <text:p text:style-name="P4"><text:span text:style-name="T2">1710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xml:id="id16" draw:id="id16" draw:layer="layout" svg:width="1.5cm" svg:height="0.3cm" svg:x="14.645cm" svg:y="6.8cm">
          <text:p text:style-name="P4"><text:span text:style-name="T2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5cm" svg:height="0.3cm" svg:x="14.645cm" svg:y="7.1cm">
          <text:p text:style-name="P4"><text:span text:style-name="T2">152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xml:id="id15" draw:id="id15" draw:layer="layout" svg:width="1.5cm" svg:height="0.3cm" svg:x="11.845cm" svg:y="6.8cm">
          <text:p text:style-name="P4"><text:span text:style-name="T2">2029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1.5cm" svg:height="0.3cm" svg:x="14.645cm" svg:y="5.5cm">
          <text:p text:style-name="P4"><text:span text:style-name="T2">1673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1.5cm" svg:height="0.3cm" svg:x="14.645cm" svg:y="6.1cm">
          <text:p text:style-name="P4"><text:span text:style-name="T2">53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xml:id="id14" draw:id="id14" draw:layer="layout" svg:width="1.5cm" svg:height="0.3cm" svg:x="14.645cm" svg:y="5.8cm">
          <text:p text:style-name="P4"><text:span text:style-name="T2">154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xml:id="id13" draw:id="id13" draw:layer="layout" svg:width="1.5cm" svg:height="0.3cm" svg:x="11.845cm" svg:y="5.8cm">
          <text:p text:style-name="P4"><text:span text:style-name="T2">2024</text:span></text:p>
          <draw:enhanced-geometry svg:viewBox="0 0 21600 21600" draw:type="rectangle" draw:enhanced-path="M 0 0 L 21600 0 21600 21600 0 21600 0 0 Z N"/>
        </draw:custom-shape>
        <draw:custom-shape draw:style-name="gr40" draw:text-style-name="P11" draw:layer="layout" svg:width="1.5cm" svg:height="0.3cm" svg:x="8.995cm" svg:y="6.5cm">
          <text:p text:style-name="P4"><text:span text:style-name="T3">To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1" xml:id="id11" draw:id="id11" draw:layer="layout" svg:width="1.5cm" svg:height="0.3cm" svg:x="8.995cm" svg:y="6.8cm">
          <text:p text:style-name="P4"><text:span text:style-name="T2">15 -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1" draw:layer="layout" svg:width="1.5cm" svg:height="0.3cm" svg:x="8.995cm" svg:y="7.1cm">
          <text:p text:style-name="P4"><text:span text:style-name="T2">20 - 2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13" xml:id="id10" draw:id="id10" draw:layer="layout" svg:width="1.5cm" svg:height="0.3cm" svg:x="6.195cm" svg:y="6.8cm">
          <text:p text:style-name="P12"><text:span text:style-name="T2">Total</text:span></text:p>
          <draw:enhanced-geometry svg:viewBox="0 0 21600 21600" draw:type="rectangle" draw:enhanced-path="M 0 0 L 21600 0 21600 21600 0 21600 0 0 Z N"/>
        </draw:custom-shape>
        <draw:connector draw:style-name="gr21" draw:text-style-name="P15" draw:layer="layout" svg:x1="7.695cm" svg:y1="6.95cm" svg:x2="8.995cm" svg:y2="6.95cm" draw:start-shape="id10" draw:start-glue-point="1" draw:end-shape="id11" draw:end-glue-point="3" svg:d="M7695 6950h1300" svg:viewBox="0 0 1301 1">
          <text:p/>
        </draw:connector>
        <draw:connector draw:style-name="gr22" draw:text-style-name="P15" draw:layer="layout" svg:x1="4.995cm" svg:y1="6.95cm" svg:x2="6.195cm" svg:y2="6.95cm" draw:start-shape="id12" draw:start-glue-point="1" draw:end-shape="id10" draw:end-glue-point="3" svg:d="M4995 6950h1200" svg:viewBox="0 0 1201 1">
          <text:p/>
        </draw:connector>
        <draw:connector draw:style-name="gr23" draw:text-style-name="P15" draw:layer="layout" svg:x1="13.345cm" svg:y1="5.95cm" svg:x2="14.645cm" svg:y2="5.95cm" draw:start-shape="id13" draw:start-glue-point="1" draw:end-shape="id14" draw:end-glue-point="3" svg:d="M13345 5950h1300" svg:viewBox="0 0 1301 1">
          <text:p/>
        </draw:connector>
        <draw:connector draw:style-name="gr24" draw:text-style-name="P15" draw:layer="layout" svg:x1="10.495cm" svg:y1="6.95cm" svg:x2="11.845cm" svg:y2="6.95cm" draw:start-shape="id11" draw:start-glue-point="1" draw:end-shape="id15" draw:end-glue-point="3" svg:d="M10495 6950h1350" svg:viewBox="0 0 1351 1">
          <text:p/>
        </draw:connector>
        <draw:connector draw:style-name="gr25" draw:text-style-name="P15" draw:layer="layout" svg:x1="13.345cm" svg:y1="6.95cm" svg:x2="14.645cm" svg:y2="6.95cm" draw:start-shape="id15" draw:start-glue-point="1" draw:end-shape="id16" draw:end-glue-point="3" svg:d="M13345 6950h1300" svg:viewBox="0 0 1301 1">
          <text:p/>
        </draw:connector>
        <draw:connector draw:style-name="gr26" draw:text-style-name="P15" draw:layer="layout" svg:x1="13.345cm" svg:y1="7.95cm" svg:x2="14.645cm" svg:y2="7.95cm" draw:start-shape="id17" draw:start-glue-point="1" draw:end-shape="id18" draw:end-glue-point="3" svg:d="M13345 7950h1300" svg:viewBox="0 0 1301 1">
          <text:p/>
        </draw:connector>
        <draw:custom-shape draw:style-name="gr44" draw:text-style-name="P18" draw:layer="layout" svg:width="1.5cm" svg:height="0.3cm" svg:x="11.845cm" svg:y="5.5cm">
          <text:p text:style-name="P4"><text:span text:style-name="T2">2024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1.5cm" svg:height="0.3cm" svg:x="11.845cm" svg:y="6.1cm">
          <text:p text:style-name="P4"><text:span text:style-name="T2">2024</text:span></text:p>
          <draw:enhanced-geometry svg:viewBox="0 0 21600 21600" draw:type="rectangle" draw:enhanced-path="M 0 0 L 21600 0 21600 21600 0 21600 0 0 Z N"/>
        </draw:custom-shape>
        <draw:custom-shape draw:style-name="gr46" draw:text-style-name="P17" draw:layer="layout" svg:width="1.5cm" svg:height="0.3cm" svg:x="11.845cm" svg:y="6.5cm">
          <text:p text:style-name="P4"><text:span text:style-name="T2">2029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1.5cm" svg:height="0.3cm" svg:x="11.845cm" svg:y="7.1cm">
          <text:p text:style-name="P4"><text:span text:style-name="T2">2029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1.5cm" svg:height="0.3cm" svg:x="11.845cm" svg:y="7.5cm">
          <text:p text:style-name="P4"><text:span text:style-name="T2">2034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1.5cm" svg:height="0.3cm" svg:x="11.845cm" svg:y="8.1cm">
          <text:p text:style-name="P4"><text:span text:style-name="T2">2034</text:span></text:p>
          <draw:enhanced-geometry svg:viewBox="0 0 21600 21600" draw:type="rectangle" draw:enhanced-path="M 0 0 L 21600 0 21600 21600 0 21600 0 0 Z N"/>
        </draw:custom-shape>
        <draw:custom-shape draw:style-name="gr50" draw:text-style-name="P11" draw:layer="layout" svg:width="1.5cm" svg:height="0.3cm" svg:x="8.995cm" svg:y="5.5cm">
          <text:p text:style-name="P4"><text:span text:style-name="T3">To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xml:id="id23" draw:id="id23" draw:layer="layout" svg:width="1.5cm" svg:height="0.3cm" svg:x="8.995cm" svg:y="5.8cm">
          <text:p text:style-name="P4"><text:span text:style-name="T2">15 -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1" draw:layer="layout" svg:width="1.5cm" svg:height="0.3cm" svg:x="8.995cm" svg:y="6.1cm">
          <text:p text:style-name="P4"><text:span text:style-name="T2">20 - 2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3" draw:text-style-name="P11" draw:layer="layout" svg:width="1.5cm" svg:height="0.3cm" svg:x="8.995cm" svg:y="7.5cm">
          <text:p text:style-name="P4"><text:span text:style-name="T3">To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xml:id="id24" draw:id="id24" draw:layer="layout" svg:width="1.5cm" svg:height="0.3cm" svg:x="8.995cm" svg:y="7.8cm">
          <text:p text:style-name="P4"><text:span text:style-name="T2">15 - 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1" draw:layer="layout" svg:width="1.5cm" svg:height="0.3cm" svg:x="8.995cm" svg:y="8.1cm">
          <text:p text:style-name="P4"><text:span text:style-name="T2">20 - 2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6" draw:text-style-name="P13" draw:layer="layout" svg:width="1.5cm" svg:height="0.3cm" svg:x="6.195cm" svg:y="6.5cm">
          <text:p text:style-name="P12"><text:span text:style-name="T2">Total</text:span>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1.5cm" svg:height="0.3cm" svg:x="6.195cm" svg:y="6.1cm">
          <text:p text:style-name="P12"><text:span text:style-name="T2">Total</text:span></text:p>
          <draw:enhanced-geometry svg:viewBox="0 0 21600 21600" draw:type="rectangle" draw:enhanced-path="M 0 0 L 21600 0 21600 21600 0 21600 0 0 Z N"/>
        </draw:custom-shape>
        <draw:custom-shape draw:style-name="gr58" draw:text-style-name="P13" xml:id="id20" draw:id="id20" draw:layer="layout" svg:width="1.5cm" svg:height="0.3cm" svg:x="6.195cm" svg:y="5.8cm">
          <text:p text:style-name="P12"><text:span text:style-name="T2">Total</text:span>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1.5cm" svg:height="0.3cm" svg:x="6.195cm" svg:y="5.5cm">
          <text:p text:style-name="P12"><text:span text:style-name="T2">Total</text:span></text:p>
          <draw:enhanced-geometry svg:viewBox="0 0 21600 21600" draw:type="rectangle" draw:enhanced-path="M 0 0 L 21600 0 21600 21600 0 21600 0 0 Z N"/>
        </draw:custom-shape>
        <draw:custom-shape draw:style-name="gr60" draw:text-style-name="P13" draw:layer="layout" svg:width="1.5cm" svg:height="0.3cm" svg:x="6.195cm" svg:y="7.1cm">
          <text:p text:style-name="P12"><text:span text:style-name="T2">Total</text:span></text:p>
          <draw:enhanced-geometry svg:viewBox="0 0 21600 21600" draw:type="rectangle" draw:enhanced-path="M 0 0 L 21600 0 21600 21600 0 21600 0 0 Z N"/>
        </draw:custom-shape>
        <draw:custom-shape draw:style-name="gr61" draw:text-style-name="P13" draw:layer="layout" svg:width="1.5cm" svg:height="0.3cm" svg:x="6.195cm" svg:y="7.5cm">
          <text:p text:style-name="P12"><text:span text:style-name="T2">Total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xml:id="id22" draw:id="id22" draw:layer="layout" svg:width="1.5cm" svg:height="0.3cm" svg:x="6.195cm" svg:y="7.8cm">
          <text:p text:style-name="P12"><text:span text:style-name="T2">Total</text:span></text:p>
          <draw:enhanced-geometry svg:viewBox="0 0 21600 21600" draw:type="rectangle" draw:enhanced-path="M 0 0 L 21600 0 21600 21600 0 21600 0 0 Z N"/>
        </draw:custom-shape>
        <draw:custom-shape draw:style-name="gr63" draw:text-style-name="P13" draw:layer="layout" svg:width="1.5cm" svg:height="0.3cm" svg:x="6.195cm" svg:y="8.1cm">
          <text:p text:style-name="P12"><text:span text:style-name="T2">Total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draw:layer="layout" svg:width="2.75cm" svg:height="0.3cm" svg:x="2.245cm" svg:y="8.1cm">
          <text:p text:style-name="P12"><text:span text:style-name="T2">Nursing Staff</text:span></text:p>
          <draw:enhanced-geometry svg:viewBox="0 0 21600 21600" draw:type="rectangle" draw:enhanced-path="M 0 0 L 21600 0 21600 21600 0 21600 0 0 Z N"/>
        </draw:custom-shape>
        <draw:custom-shape draw:style-name="gr65" draw:text-style-name="P14" xml:id="id21" draw:id="id21" draw:layer="layout" svg:width="2.75cm" svg:height="0.3cm" svg:x="2.245cm" svg:y="7.8cm">
          <text:p text:style-name="P12"><text:span text:style-name="T2">Nursing Staff</text:span></text:p>
          <draw:enhanced-geometry svg:viewBox="0 0 21600 21600" draw:type="rectangle" draw:enhanced-path="M 0 0 L 21600 0 21600 21600 0 21600 0 0 Z N"/>
        </draw:custom-shape>
        <draw:custom-shape draw:style-name="gr66" draw:text-style-name="P14" draw:layer="layout" svg:width="2.75cm" svg:height="0.3cm" svg:x="2.245cm" svg:y="7.5cm">
          <text:p text:style-name="P12"><text:span text:style-name="T2">Nursing Staff</text:span></text:p>
          <draw:enhanced-geometry svg:viewBox="0 0 21600 21600" draw:type="rectangle" draw:enhanced-path="M 0 0 L 21600 0 21600 21600 0 21600 0 0 Z N"/>
        </draw:custom-shape>
        <draw:custom-shape draw:style-name="gr67" draw:text-style-name="P14" draw:layer="layout" svg:width="2.75cm" svg:height="0.3cm" svg:x="2.245cm" svg:y="7.1cm">
          <text:p text:style-name="P12"><text:span text:style-name="T2">Nursing Staff</text:span></text:p>
          <draw:enhanced-geometry svg:viewBox="0 0 21600 21600" draw:type="rectangle" draw:enhanced-path="M 0 0 L 21600 0 21600 21600 0 21600 0 0 Z N"/>
        </draw:custom-shape>
        <draw:custom-shape draw:style-name="gr68" draw:text-style-name="P14" xml:id="id12" draw:id="id12" draw:layer="layout" svg:width="2.75cm" svg:height="0.3cm" svg:x="2.245cm" svg:y="6.8cm">
          <text:p text:style-name="P12"><text:span text:style-name="T2">Nursing Staff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2.75cm" svg:height="0.3cm" svg:x="2.245cm" svg:y="6.5cm">
          <text:p text:style-name="P12"><text:span text:style-name="T2">Nursing Staff</text:span></text:p>
          <draw:enhanced-geometry svg:viewBox="0 0 21600 21600" draw:type="rectangle" draw:enhanced-path="M 0 0 L 21600 0 21600 21600 0 21600 0 0 Z N"/>
        </draw:custom-shape>
        <draw:custom-shape draw:style-name="gr70" draw:text-style-name="P14" draw:layer="layout" svg:width="2.75cm" svg:height="0.3cm" svg:x="2.245cm" svg:y="6.1cm">
          <text:p text:style-name="P12"><text:span text:style-name="T2">Nursing Staff</text:span></text:p>
          <draw:enhanced-geometry svg:viewBox="0 0 21600 21600" draw:type="rectangle" draw:enhanced-path="M 0 0 L 21600 0 21600 21600 0 21600 0 0 Z N"/>
        </draw:custom-shape>
        <draw:custom-shape draw:style-name="gr71" draw:text-style-name="P14" xml:id="id19" draw:id="id19" draw:layer="layout" svg:width="2.75cm" svg:height="0.3cm" svg:x="2.245cm" svg:y="5.8cm">
          <text:p text:style-name="P12"><text:span text:style-name="T2">Nursing Staff</text:span></text:p>
          <draw:enhanced-geometry svg:viewBox="0 0 21600 21600" draw:type="rectangle" draw:enhanced-path="M 0 0 L 21600 0 21600 21600 0 21600 0 0 Z N"/>
        </draw:custom-shape>
        <draw:custom-shape draw:style-name="gr72" draw:text-style-name="P14" draw:layer="layout" svg:width="2.75cm" svg:height="0.3cm" svg:x="2.245cm" svg:y="5.5cm">
          <text:p text:style-name="P12"><text:span text:style-name="T2">Nursing Staff</text:span></text:p>
          <draw:enhanced-geometry svg:viewBox="0 0 21600 21600" draw:type="rectangle" draw:enhanced-path="M 0 0 L 21600 0 21600 21600 0 21600 0 0 Z N"/>
        </draw:custom-shape>
        <draw:connector draw:style-name="gr22" draw:text-style-name="P15" draw:layer="layout" svg:x1="4.995cm" svg:y1="5.95cm" svg:x2="6.195cm" svg:y2="5.95cm" draw:start-shape="id19" draw:start-glue-point="1" draw:end-shape="id20" draw:end-glue-point="3" svg:d="M4995 5950h1200" svg:viewBox="0 0 1201 1">
          <text:p/>
        </draw:connector>
        <draw:connector draw:style-name="gr22" draw:text-style-name="P15" draw:layer="layout" svg:x1="4.995cm" svg:y1="7.95cm" svg:x2="6.195cm" svg:y2="7.95cm" draw:start-shape="id21" draw:start-glue-point="1" draw:end-shape="id22" draw:end-glue-point="3" svg:d="M4995 7950h1200" svg:viewBox="0 0 1201 1">
          <text:p/>
        </draw:connector>
        <draw:connector draw:style-name="gr22" draw:text-style-name="P15" draw:layer="layout" svg:x1="7.695cm" svg:y1="5.95cm" svg:x2="8.995cm" svg:y2="5.95cm" draw:start-shape="id20" draw:start-glue-point="1" draw:end-shape="id23" draw:end-glue-point="3" svg:d="M7695 5950h1300" svg:viewBox="0 0 1301 1">
          <text:p/>
        </draw:connector>
        <draw:connector draw:style-name="gr22" draw:text-style-name="P15" draw:layer="layout" svg:x1="7.695cm" svg:y1="7.95cm" svg:x2="8.995cm" svg:y2="7.95cm" draw:start-shape="id22" draw:start-glue-point="1" draw:end-shape="id24" draw:end-glue-point="3" svg:d="M7695 7950h1300" svg:viewBox="0 0 1301 1">
          <text:p/>
        </draw:connector>
        <draw:connector draw:style-name="gr22" draw:text-style-name="P15" draw:layer="layout" svg:x1="10.495cm" svg:y1="5.95cm" svg:x2="11.845cm" svg:y2="5.95cm" draw:start-shape="id23" draw:start-glue-point="1" draw:end-shape="id13" draw:end-glue-point="3" svg:d="M10495 5950h1350" svg:viewBox="0 0 1351 1">
          <text:p/>
        </draw:connector>
        <draw:connector draw:style-name="gr22" draw:text-style-name="P15" draw:layer="layout" svg:x1="10.495cm" svg:y1="7.95cm" svg:x2="11.845cm" svg:y2="7.95cm" draw:start-shape="id24" draw:start-glue-point="1" draw:end-shape="id17" draw:end-glue-point="3" svg:d="M10495 7950h1350" svg:viewBox="0 0 135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T" svg:font-family="'Linux Libertine T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1cm" fo:margin-bottom="1cm" fo:margin-left="0.7cm" fo:margin-right="1cm" fo:page-width="17.14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4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8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4-11-25T19:40:51.611000000</meta:print-date>
    <meta:printed-by>PDF files</meta:printed-by>
    <dc:date>2024-11-26T09:50:15.921000000</dc:date>
    <meta:editing-duration>PT14H9M24S</meta:editing-duration>
    <meta:editing-cycles>1</meta:editing-cycles>
    <meta:document-statistic meta:object-count="96"/>
    <meta:generator>LibreOffice/24.8.3.2$Windows_X86_64 LibreOffice_project/48a6bac9e7e268aeb4c3483fcf825c94556d9f92</meta:generator>
  </office:meta>
</office:document-meta>
</file>